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253.9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129.66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26.19pt"/>
    </style:style>
    <style:style style:name="co8" style:family="table-column">
      <style:table-column-properties fo:break-before="auto" style:column-width="31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Kalimat</text:p>
          </table:table-cell>
          <table:table-cell table:style-name="ce1" office:value-type="string" calcext:value-type="string">
            <text:p>Kategori</text:p>
          </table:table-cell>
          <table:table-cell table:style-name="ce1"/>
          <table:table-cell table:style-name="ce1" office:value-type="string" calcext:value-type="string">
            <text:p>Kata unik</text:p>
          </table:table-cell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6</text:p>
          </table:table-cell>
        </table:table-row>
        <table:table-row table:style-name="ro1">
          <table:table-cell table:style-name="ce1" office:value-type="string" calcext:value-type="string">
            <text:p>D1</text:p>
          </table:table-cell>
          <table:table-cell office:value-type="string" calcext:value-type="string">
            <text:p>Selamat anda memenangkan undian jalan-jalan</text:p>
          </table:table-cell>
          <table:table-cell office:value-type="string" calcext:value-type="string">
            <text:p>Spam</text:p>
          </table:table-cell>
          <table:table-cell/>
          <table:table-cell office:value-type="string" calcext:value-type="string">
            <text:p>selama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2</text:p>
          </table:table-cell>
          <table:table-cell office:value-type="string" calcext:value-type="string">
            <text:p>Anda utangnya kapan nyaur?</text:p>
          </table:table-cell>
          <table:table-cell office:value-type="string" calcext:value-type="string">
            <text:p>Bukan</text:p>
          </table:table-cell>
          <table:table-cell/>
          <table:table-cell office:value-type="string" calcext:value-type="string">
            <text:p>and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3</text:p>
          </table:table-cell>
          <table:table-cell office:value-type="string" calcext:value-type="string">
            <text:p>Selamat nomor anda terpilih</text:p>
          </table:table-cell>
          <table:table-cell office:value-type="string" calcext:value-type="string">
            <text:p>Spam</text:p>
          </table:table-cell>
          <table:table-cell/>
          <table:table-cell office:value-type="string" calcext:value-type="string">
            <text:p>menang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4</text:p>
          </table:table-cell>
          <table:table-cell office:value-type="string" calcext:value-type="string">
            <text:p>Ayo kerja kelompok</text:p>
          </table:table-cell>
          <table:table-cell office:value-type="string" calcext:value-type="string">
            <text:p>Bukan</text:p>
          </table:table-cell>
          <table:table-cell/>
          <table:table-cell office:value-type="string" calcext:value-type="string">
            <text:p>undia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5</text:p>
          </table:table-cell>
          <table:table-cell office:value-type="string" calcext:value-type="string">
            <text:p>Eh, traktiran nih</text:p>
          </table:table-cell>
          <table:table-cell office:value-type="string" calcext:value-type="string">
            <text:p>Bukan</text:p>
          </table:table-cell>
          <table:table-cell/>
          <table:table-cell office:value-type="string" calcext:value-type="string">
            <text:p>jalan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table:number-columns-repeated="3"/>
          <table:table-cell office:value-type="string" calcext:value-type="string">
            <text:p>uta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6</text:p>
          </table:table-cell>
          <table:table-cell office:value-type="string" calcext:value-type="string">
            <text:p>Selamat anda ditraktir Raisa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kap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ya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m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ili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yo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erj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kelompok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rakti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ih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panjang vektor</text:p>
          </table:table-cell>
          <table:table-cell table:formula="of:=SQRT([.F2] * [.F2] + [.F3] * [.F3] + [.F4] * [.F4] + [.F5] * [.F5] + [.F6] * [.F6] + [.F7] * [.F7] + [.F8] * [.F8] + [.F9] * [.F9] + [.F10] * [.F10] + [.F11] * [.F11] + [.F12] * [.F12] + [.F13] * [.F13] + [.F14] * [.F14] + [.F15] * [.F15] + [.F16] * [.F16] + [.F17] * [.F17])" office:value-type="float" office:value="2.82842712474619" calcext:value-type="float">
            <text:p>2.82842712474619</text:p>
          </table:table-cell>
          <table:table-cell table:formula="of:=SQRT([.G2] * [.G2] + [.G3] * [.G3] + [.G4] * [.G4] + [.G5] * [.G5] + [.G6] * [.G6] + [.G7] * [.G7] + [.G8] * [.G8] + [.G9] * [.G9] + [.G10] * [.G10] + [.G11] * [.G11] + [.G12] * [.G12] + [.G13] * [.G13] + [.G14] * [.G14] + [.G15] * [.G15] + [.G16] * [.G16] + [.G17] * [.G17])" office:value-type="float" office:value="2" calcext:value-type="float">
            <text:p>2</text:p>
          </table:table-cell>
          <table:table-cell table:formula="of:=SQRT([.H2] * [.H2] + [.H3] * [.H3] + [.H4] * [.H4] + [.H5] * [.H5] + [.H6] * [.H6] + [.H7] * [.H7] + [.H8] * [.H8] + [.H9] * [.H9] + [.H10] * [.H10] + [.H11] * [.H11] + [.H12] * [.H12] + [.H13] * [.H13] + [.H14] * [.H14] + [.H15] * [.H15] + [.H16] * [.H16] + [.H17] * [.H17])" office:value-type="float" office:value="2" calcext:value-type="float">
            <text:p>2</text:p>
          </table:table-cell>
          <table:table-cell table:formula="of:=SQRT([.I2] * [.I2] + [.I3] * [.I3] + [.I4] * [.I4] + [.I5] * [.I5] + [.I6] * [.I6] + [.I7] * [.I7] + [.I8] * [.I8] + [.I9] * [.I9] + [.I10] * [.I10] + [.I11] * [.I11] + [.I12] * [.I12] + [.I13] * [.I13] + [.I14] * [.I14] + [.I15] * [.I15] + [.I16] * [.I16] + [.I17] * [.I17])" office:value-type="float" office:value="1.73205080756888" calcext:value-type="float">
            <text:p>1.73205080756888</text:p>
          </table:table-cell>
          <table:table-cell table:formula="of:=SQRT([.J2] * [.J2] + [.J3] * [.J3] + [.J4] * [.J4] + [.J5] * [.J5] + [.J6] * [.J6] + [.J7] * [.J7] + [.J8] * [.J8] + [.J9] * [.J9] + [.J10] * [.J10] + [.J11] * [.J11] + [.J12] * [.J12] + [.J13] * [.J13] + [.J14] * [.J14] + [.J15] * [.J15] + [.J16] * [.J16] + [.J17] * [.J17])" office:value-type="float" office:value="1.73205080756888" calcext:value-type="float">
            <text:p>1.73205080756888</text:p>
          </table:table-cell>
          <table:table-cell table:formula="of:=SQRT([.K2] * [.K2] + [.K3] * [.K3] + [.K4] * [.K4] + [.K5] * [.K5] + [.K6] * [.K6] + [.K7] * [.K7] + [.K8] * [.K8] + [.K9] * [.K9] + [.K10] * [.K10] + [.K11] * [.K11] + [.K12] * [.K12] + [.K13] * [.K13] + [.K14] * [.K14] + [.K15] * [.K15] + [.K16] * [.K16] + [.K17] * [.K17])" office:value-type="float" office:value="1.73205080756888" calcext:value-type="float">
            <text:p>1.73205080756888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Similarity ke D6</text:p>
          </table:table-cell>
          <table:table-cell table:formula="of:=([.F2] * [.$K2] + [.F3] * [.$K3] + [.F4] * [.$K4] + [.F5] * [.$K5] + [.F6] * [.$K6] + [.F7] * [.$K7] + [.F8] * [.$K8] + [.F9] * [.$K9] + [.F10] * [.$K10] + [.F11] * [.$K11] + [.F12] * [.$K12] + [.F13] * [.$K13] + [.F14] * [.$K14] + [.F15] * [.$K15] + [.F16] * [.$K16] + [.F17] * [.$K17]) /([.F18]*[.$K18])" office:value-type="float" office:value="0.408248290463863" calcext:value-type="float">
            <text:p>0.408248290463863</text:p>
          </table:table-cell>
          <table:table-cell table:formula="of:=([.G2] * [.$K2] + [.G3] * [.$K3] + [.G4] * [.$K4] + [.G5] * [.$K5] + [.G6] * [.$K6] + [.G7] * [.$K7] + [.G8] * [.$K8] + [.G9] * [.$K9] + [.G10] * [.$K10] + [.G11] * [.$K11] + [.G12] * [.$K12] + [.G13] * [.$K13] + [.G14] * [.$K14] + [.G15] * [.$K15] + [.G16] * [.$K16] + [.G17] * [.$K17]) /([.G18]*[.$K18])" office:value-type="float" office:value="0.288675134594813" calcext:value-type="float">
            <text:p>0.288675134594813</text:p>
          </table:table-cell>
          <table:table-cell table:formula="of:=([.H2] * [.$K2] + [.H3] * [.$K3] + [.H4] * [.$K4] + [.H5] * [.$K5] + [.H6] * [.$K6] + [.H7] * [.$K7] + [.H8] * [.$K8] + [.H9] * [.$K9] + [.H10] * [.$K10] + [.H11] * [.$K11] + [.H12] * [.$K12] + [.H13] * [.$K13] + [.H14] * [.$K14] + [.H15] * [.$K15] + [.H16] * [.$K16] + [.H17] * [.$K17]) /([.H18]*[.$K18])" office:value-type="float" office:value="0.577350269189626" calcext:value-type="float">
            <text:p>0.577350269189626</text:p>
          </table:table-cell>
          <table:table-cell table:formula="of:=([.I2] * [.$K2] + [.I3] * [.$K3] + [.I4] * [.$K4] + [.I5] * [.$K5] + [.I6] * [.$K6] + [.I7] * [.$K7] + [.I8] * [.$K8] + [.I9] * [.$K9] + [.I10] * [.$K10] + [.I11] * [.$K11] + [.I12] * [.$K12] + [.I13] * [.$K13] + [.I14] * [.$K14] + [.I15] * [.$K15] + [.I16] * [.$K16] + [.I17] * [.$K17]) /([.I18]*[.$K18])" office:value-type="float" office:value="0" calcext:value-type="float">
            <text:p>0</text:p>
          </table:table-cell>
          <table:table-cell table:formula="of:=([.J2] * [.$K2] + [.J3] * [.$K3] + [.J4] * [.$K4] + [.J5] * [.$K5] + [.J6] * [.$K6] + [.J7] * [.$K7] + [.J8] * [.$K8] + [.J9] * [.$K9] + [.J10] * [.$K10] + [.J11] * [.$K11] + [.J12] * [.$K12] + [.J13] * [.$K13] + [.J14] * [.$K14] + [.J15] * [.$K15] + [.J16] * [.$K16] + [.J17] * [.$K17]) /([.J18]*[.$K18])" office:value-type="float" office:value="0.333333333333333" calcext:value-type="float">
            <text:p>0.333333333333333</text:p>
          </table:table-cell>
          <table:table-cell table:formula="of:=([.K2] * [.$K2] + [.K3] * [.$K3] + [.K4] * [.$K4] + [.K5] * [.$K5] + [.K6] * [.$K6] + [.K7] * [.$K7] + [.K8] * [.$K8] + [.K9] * [.$K9] + [.K10] * [.$K10] + [.K11] * [.$K11] + [.K12] * [.$K12] + [.K13] * [.$K13] + [.K14] * [.$K14] + [.K15] * [.$K15] + [.K16] * [.$K16] + [.K17] * [.$K17]) /([.K18]*[.$K18])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1" office:value-type="string" calcext:value-type="string">
            <text:p>Kategori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3 Document termirip thd D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5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 table:style-name="ce1"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0:11:20.163056772</meta:creation-date>
    <dc:date>2019-04-06T10:37:37.946313694</dc:date>
    <meta:editing-duration>PT5M16S</meta:editing-duration>
    <meta:editing-cycles>2</meta:editing-cycles>
    <meta:generator>LibreOffice/6.2.2.2$Linux_X86_64 LibreOffice_project/20$Build-2</meta:generator>
    <meta:document-statistic meta:table-count="1" meta:cell-count="167" meta:object-count="0"/>
  </office:meta>
</office:document-meta>
</file>